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PropertySourceUtilsTests.extendedLocationsAn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SourceUtilsTests.addPropertiesFilesToEnvironmentWithNul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SourceUtilsTests.addPropertiesFilesToEnvironmentWithNull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SourceUtilsTests.locationsAndPropertiesDuplicatedLoc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ropertySourceUtilsTests.locationsAndValu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ropertySourceUtilsTests.locationsAndPropertiesDuplicatedOnEnclos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ropertySourceUtilsTests.addInlinedPropertiesToEnvironmentWithContextAndNullInlin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SourceUtilsTests.addInlinedPropertiesToEnvironmentWithEmptyProper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PropertySourceUtilsTests.addInlinedPropertiesToEnvironmentWithNul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SourceUtilsTests.addPropertiesFilesToEnvironmentWithEnvironmentLocationsAndNullResourc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SourceUtilsTests.extendedEmpty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PropertySourceUtilsTests.addInlinedPropertiesToEnvironmentWithNull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SourceUtilsTests.inheritedLocationsAn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ropertySourceUtilsTests.assertMergedTestPropertySources( Class &lt; ? &gt; testClass , String [ ] expectedLocations , String [ ] expected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PropertySourceUtilsTests.addPropertiesFilesToEnvironmentWithSinglePropertyFromVirtua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PropertySourceUtilsTests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ropertySourceUtilsTests.repeatedTestPropertySourcesWithConflictingInheritLocations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PropertySourceUtilsTests.addInlinedPropertiesToEnvironmentWithMultipleKeyValuePairsInSingleInline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SourceUtilsTests.empty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PropertySourceUtilsTests.locationsAndPropertiesDuplicatedOn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ropertySourceUtilsTests.addInlinedPropertiesToEnvironmentWithEnvironmentAndNullInlin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SourceUtilsTests.locationsAn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ropertySourceUtilsTests.overridden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ropertySourceUtilsTests.repeatedTestPropertySourcesWithConflictingInheritProperties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PropertySourceUtilsTests.overriddenLocationsAn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ropertySourceUtilsTests.convertInlinedPropertiesToMapWithNullInlin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SourceUtilsTests.asArray( T ... a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ropertySourceUtilsTests.addPropertiesFilesToEnvironmentWithEnvironmentAndNull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SourceUtilsTests.overridden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ropertySourceUtilsTests.addPropertiesFilesToEnvironmentWithContextAndNull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ropertySourceUtilsTests.addInlinedPropertiesToEnvironmentWithMalformedUnicodeI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